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at</text:p>
          </table:table-cell>
          <table:table-cell office:value-type="string" calcext:value-type="string">
            <text:p>lng</text:p>
          </table:table-cell>
        </table:table-row>
        <table:table-row table:style-name="ro1">
          <table:table-cell office:value-type="float" office:value="28.82177" calcext:value-type="float">
            <text:p>28.82177</text:p>
          </table:table-cell>
          <table:table-cell office:value-type="float" office:value="-96.619" calcext:value-type="float">
            <text:p>-96.619</text:p>
          </table:table-cell>
        </table:table-row>
        <table:table-row table:style-name="ro1">
          <table:table-cell office:value-type="float" office:value="42.1243" calcext:value-type="float">
            <text:p>42.1243</text:p>
          </table:table-cell>
          <table:table-cell office:value-type="float" office:value="-79.98197" calcext:value-type="float">
            <text:p>-79.98197</text:p>
          </table:table-cell>
        </table:table-row>
        <table:table-row table:style-name="ro1">
          <table:table-cell office:value-type="float" office:value="42.12408" calcext:value-type="float">
            <text:p>42.12408</text:p>
          </table:table-cell>
          <table:table-cell office:value-type="float" office:value="-79.98188" calcext:value-type="float">
            <text:p>-79.98188</text:p>
          </table:table-cell>
        </table:table-row>
        <table:table-row table:style-name="ro1">
          <table:table-cell office:value-type="float" office:value="42.12423" calcext:value-type="float">
            <text:p>42.12423</text:p>
          </table:table-cell>
          <table:table-cell office:value-type="float" office:value="-79.98291" calcext:value-type="float">
            <text:p>-79.98291</text:p>
          </table:table-cell>
        </table:table-row>
        <table:table-row table:style-name="ro1">
          <table:table-cell office:value-type="float" office:value="42.12407" calcext:value-type="float">
            <text:p>42.12407</text:p>
          </table:table-cell>
          <table:table-cell office:value-type="float" office:value="-79.98258" calcext:value-type="float">
            <text:p>-79.98258</text:p>
          </table:table-cell>
        </table:table-row>
        <table:table-row table:style-name="ro1">
          <table:table-cell office:value-type="float" office:value="39.60059" calcext:value-type="float">
            <text:p>39.60059</text:p>
          </table:table-cell>
          <table:table-cell office:value-type="float" office:value="-84.18065" calcext:value-type="float">
            <text:p>-84.18065</text:p>
          </table:table-cell>
        </table:table-row>
        <table:table-row table:style-name="ro1">
          <table:table-cell office:value-type="float" office:value="39.61506" calcext:value-type="float">
            <text:p>39.61506</text:p>
          </table:table-cell>
          <table:table-cell office:value-type="float" office:value="-84.1899" calcext:value-type="float">
            <text:p>-84.1899</text:p>
          </table:table-cell>
        </table:table-row>
        <table:table-row table:style-name="ro1">
          <table:table-cell office:value-type="float" office:value="39.60838" calcext:value-type="float">
            <text:p>39.60838</text:p>
          </table:table-cell>
          <table:table-cell office:value-type="float" office:value="-84.20828" calcext:value-type="float">
            <text:p>-84.20828</text:p>
          </table:table-cell>
        </table:table-row>
        <table:table-row table:style-name="ro1">
          <table:table-cell office:value-type="float" office:value="39.62501" calcext:value-type="float">
            <text:p>39.62501</text:p>
          </table:table-cell>
          <table:table-cell office:value-type="float" office:value="-84.17186" calcext:value-type="float">
            <text:p>-84.17186</text:p>
          </table:table-cell>
        </table:table-row>
        <table:table-row table:style-name="ro1">
          <table:table-cell office:value-type="float" office:value="39.58942" calcext:value-type="float">
            <text:p>39.58942</text:p>
          </table:table-cell>
          <table:table-cell office:value-type="float" office:value="-84.11412" calcext:value-type="float">
            <text:p>-84.11412</text:p>
          </table:table-cell>
        </table:table-row>
        <table:table-row table:style-name="ro1">
          <table:table-cell office:value-type="float" office:value="39.57898" calcext:value-type="float">
            <text:p>39.57898</text:p>
          </table:table-cell>
          <table:table-cell office:value-type="float" office:value="-84.18965" calcext:value-type="float">
            <text:p>-84.18965</text:p>
          </table:table-cell>
        </table:table-row>
        <table:table-row table:style-name="ro1">
          <table:table-cell office:value-type="float" office:value="39.61326" calcext:value-type="float">
            <text:p>39.61326</text:p>
          </table:table-cell>
          <table:table-cell office:value-type="float" office:value="-84.17126" calcext:value-type="float">
            <text:p>-84.17126</text:p>
          </table:table-cell>
        </table:table-row>
        <table:table-row table:style-name="ro1">
          <table:table-cell office:value-type="float" office:value="39.632" calcext:value-type="float">
            <text:p>39.632</text:p>
          </table:table-cell>
          <table:table-cell office:value-type="float" office:value="-84.22314" calcext:value-type="float">
            <text:p>-84.22314</text:p>
          </table:table-cell>
        </table:table-row>
        <table:table-row table:style-name="ro1">
          <table:table-cell office:value-type="float" office:value="39.5924" calcext:value-type="float">
            <text:p>39.5924</text:p>
          </table:table-cell>
          <table:table-cell office:value-type="float" office:value="-84.13934" calcext:value-type="float">
            <text:p>-84.13934</text:p>
          </table:table-cell>
        </table:table-row>
        <table:table-row table:style-name="ro1">
          <table:table-cell office:value-type="float" office:value="39.599" calcext:value-type="float">
            <text:p>39.599</text:p>
          </table:table-cell>
          <table:table-cell office:value-type="float" office:value="-84.14123" calcext:value-type="float">
            <text:p>-84.14123</text:p>
          </table:table-cell>
        </table:table-row>
        <table:table-row table:style-name="ro1">
          <table:table-cell office:value-type="float" office:value="39.61297" calcext:value-type="float">
            <text:p>39.61297</text:p>
          </table:table-cell>
          <table:table-cell office:value-type="float" office:value="-84.1317" calcext:value-type="float">
            <text:p>-84.1317</text:p>
          </table:table-cell>
        </table:table-row>
        <table:table-row table:style-name="ro1">
          <table:table-cell office:value-type="float" office:value="39.57311" calcext:value-type="float">
            <text:p>39.57311</text:p>
          </table:table-cell>
          <table:table-cell office:value-type="float" office:value="-84.16069" calcext:value-type="float">
            <text:p>-84.16069</text:p>
          </table:table-cell>
        </table:table-row>
        <table:table-row table:style-name="ro1">
          <table:table-cell office:value-type="float" office:value="39.60195" calcext:value-type="float">
            <text:p>39.60195</text:p>
          </table:table-cell>
          <table:table-cell office:value-type="float" office:value="-84.13075" calcext:value-type="float">
            <text:p>-84.13075</text:p>
          </table:table-cell>
        </table:table-row>
        <table:table-row table:style-name="ro1">
          <table:table-cell office:value-type="float" office:value="39.61824" calcext:value-type="float">
            <text:p>39.61824</text:p>
          </table:table-cell>
          <table:table-cell office:value-type="float" office:value="-84.16041" calcext:value-type="float">
            <text:p>-84.16041</text:p>
          </table:table-cell>
        </table:table-row>
        <table:table-row table:style-name="ro1">
          <table:table-cell office:value-type="float" office:value="39.59313" calcext:value-type="float">
            <text:p>39.59313</text:p>
          </table:table-cell>
          <table:table-cell office:value-type="float" office:value="-84.17634" calcext:value-type="float">
            <text:p>-84.17634</text:p>
          </table:table-cell>
        </table:table-row>
        <table:table-row table:style-name="ro1">
          <table:table-cell office:value-type="float" office:value="39.62252" calcext:value-type="float">
            <text:p>39.62252</text:p>
          </table:table-cell>
          <table:table-cell office:value-type="float" office:value="-84.12326" calcext:value-type="float">
            <text:p>-84.12326</text:p>
          </table:table-cell>
        </table:table-row>
        <table:table-row table:style-name="ro1">
          <table:table-cell office:value-type="float" office:value="39.62063" calcext:value-type="float">
            <text:p>39.62063</text:p>
          </table:table-cell>
          <table:table-cell office:value-type="float" office:value="-84.14274" calcext:value-type="float">
            <text:p>-84.14274</text:p>
          </table:table-cell>
        </table:table-row>
        <table:table-row table:style-name="ro1">
          <table:table-cell office:value-type="float" office:value="39.62723" calcext:value-type="float">
            <text:p>39.62723</text:p>
          </table:table-cell>
          <table:table-cell office:value-type="float" office:value="-84.1129" calcext:value-type="float">
            <text:p>-84.1129</text:p>
          </table:table-cell>
        </table:table-row>
        <table:table-row table:style-name="ro1">
          <table:table-cell office:value-type="float" office:value="39.60887" calcext:value-type="float">
            <text:p>39.60887</text:p>
          </table:table-cell>
          <table:table-cell office:value-type="float" office:value="-84.12467" calcext:value-type="float">
            <text:p>-84.12467</text:p>
          </table:table-cell>
        </table:table-row>
        <table:table-row table:style-name="ro1">
          <table:table-cell office:value-type="float" office:value="39.62427" calcext:value-type="float">
            <text:p>39.62427</text:p>
          </table:table-cell>
          <table:table-cell office:value-type="float" office:value="-84.15888" calcext:value-type="float">
            <text:p>-84.15888</text:p>
          </table:table-cell>
        </table:table-row>
        <table:table-row table:style-name="ro1">
          <table:table-cell office:value-type="float" office:value="39.57441" calcext:value-type="float">
            <text:p>39.57441</text:p>
          </table:table-cell>
          <table:table-cell office:value-type="float" office:value="-84.13493" calcext:value-type="float">
            <text:p>-84.13493</text:p>
          </table:table-cell>
        </table:table-row>
        <table:table-row table:style-name="ro1">
          <table:table-cell office:value-type="float" office:value="39.57158" calcext:value-type="float">
            <text:p>39.57158</text:p>
          </table:table-cell>
          <table:table-cell office:value-type="float" office:value="-84.14519" calcext:value-type="float">
            <text:p>-84.14519</text:p>
          </table:table-cell>
        </table:table-row>
        <table:table-row table:style-name="ro1">
          <table:table-cell office:value-type="float" office:value="39.60798" calcext:value-type="float">
            <text:p>39.60798</text:p>
          </table:table-cell>
          <table:table-cell office:value-type="float" office:value="-84.11371" calcext:value-type="float">
            <text:p>-84.11371</text:p>
          </table:table-cell>
        </table:table-row>
        <table:table-row table:style-name="ro1">
          <table:table-cell office:value-type="float" office:value="39.57999" calcext:value-type="float">
            <text:p>39.57999</text:p>
          </table:table-cell>
          <table:table-cell office:value-type="float" office:value="-84.15238" calcext:value-type="float">
            <text:p>-84.15238</text:p>
          </table:table-cell>
        </table:table-row>
        <table:table-row table:style-name="ro1">
          <table:table-cell office:value-type="float" office:value="39.58599" calcext:value-type="float">
            <text:p>39.58599</text:p>
          </table:table-cell>
          <table:table-cell office:value-type="float" office:value="-84.16495" calcext:value-type="float">
            <text:p>-84.16495</text:p>
          </table:table-cell>
        </table:table-row>
        <table:table-row table:style-name="ro1">
          <table:table-cell office:value-type="float" office:value="39.56704" calcext:value-type="float">
            <text:p>39.56704</text:p>
          </table:table-cell>
          <table:table-cell office:value-type="float" office:value="-84.12702" calcext:value-type="float">
            <text:p>-84.12702</text:p>
          </table:table-cell>
        </table:table-row>
        <table:table-row table:style-name="ro1">
          <table:table-cell office:value-type="float" office:value="39.58626" calcext:value-type="float">
            <text:p>39.58626</text:p>
          </table:table-cell>
          <table:table-cell office:value-type="float" office:value="-84.19468" calcext:value-type="float">
            <text:p>-84.19468</text:p>
          </table:table-cell>
        </table:table-row>
        <table:table-row table:style-name="ro1">
          <table:table-cell office:value-type="float" office:value="39.57747" calcext:value-type="float">
            <text:p>39.57747</text:p>
          </table:table-cell>
          <table:table-cell office:value-type="float" office:value="-84.12358" calcext:value-type="float">
            <text:p>-84.123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4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 number:decimal-places="3"/>
    </number:date-style>
    <number:date-style style:name="N145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44">
      <number:day number:style="long"/>
      <number:text>/</number:text>
      <number:month number:style="long"/>
      <number:text>/</number:text>
      <number:year/>
    </number:dat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4T13:12:36.443971781</meta:creation-date>
    <dc:date>2024-01-14T13:12:53.589817229</dc:date>
    <meta:editing-duration>PT17S</meta:editing-duration>
    <meta:editing-cycles>1</meta:editing-cycles>
    <meta:document-statistic meta:table-count="1" meta:cell-count="68" meta:object-count="0"/>
    <meta:generator>LibreOffice/7.3.7.2$Linux_X86_64 LibreOffice_project/30$Build-2</meta:generator>
  </office:meta>
</office:document-meta>
</file>